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29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/>
      <style:text-properties fo:color="#c9211e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table-cell table:style-name="ce45" table:number-columns-repeated="5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23T16:36:14.704931534</dc:date>
    <meta:editing-cycles>225</meta:editing-cycles>
    <meta:editing-duration>PT6H34M56S</meta:editing-duration>
    <meta:generator>LibreOffice/7.4.2.3$MacOSX_X86_64 LibreOffice_project/382eef1f22670f7f4118c8c2dd222ec7ad009daf</meta:generator>
    <meta:document-statistic meta:table-count="5" meta:cell-count="6868" meta:object-count="0"/>
    <meta:user-defined meta:name="AppVersion">15.0000</meta:user-defined>
  </office:meta>
</office:document-meta>
</file>